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8315a" officeooo:paragraph-rsid="0018315a"/>
    </style:style>
    <style:style style:name="P2" style:family="paragraph" style:parent-style-name="Standard">
      <style:text-properties style:font-name="Liberation Mono" fo:font-weight="bold" officeooo:rsid="0018315a" officeooo:paragraph-rsid="0018315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an Craft</text:p>
      <text:p text:style-name="P2">Diez mil razones</text:p>
      <text:p text:style-name="P2"/>
      <text:p text:style-name="P1">Coro:</text:p>
      <text:p text:style-name="P1"><text:s text:c="4"/>C <text:s text:c="10"/>G <text:s text:c="3"/>D/F# <text:s text:c="4"/>Em <text:s text:c="8"/>C <text:s text:c="6"/>G <text:s text:c="2"/>Dsus4 D</text:p>
      <text:p text:style-name="P1">Que todo lo que soy, alabe al Señor, Con todo mi corazón,</text:p>
      <text:p text:style-name="P1"><text:s text:c="6"/>C <text:s text:c="5"/>Em</text:p>
      <text:p text:style-name="P1">de tu grande amor</text:p>
      <text:p text:style-name="P1">C <text:s/>D Em</text:p>
      <text:p text:style-name="P1">Cantaré</text:p>
      <text:p text:style-name="P1"><text:s text:c="3"/>C <text:s text:c="5"/>D <text:s text:c="5"/>G</text:p>
      <text:p text:style-name="P1">Tu nombre alabaré</text:p>
      <text:p text:style-name="P1"/>
      <text:p text:style-name="P1">Verso 1:</text:p>
      <text:p text:style-name="P1">C <text:s text:c="6"/>G <text:s text:c="9"/>D <text:s text:c="9"/>Em</text:p>
      <text:p text:style-name="P1">Sale el sol, es un nuevo amanecer</text:p>
      <text:p text:style-name="P1">C <text:s text:c="3"/>G <text:s text:c="6"/>D <text:s text:c="3"/>Em</text:p>
      <text:p text:style-name="P1">Cantaré a Ti otra vez</text:p>
      <text:p text:style-name="P1">C <text:s text:c="9"/>G <text:s text:c="5"/>D <text:s text:c="10"/>Em</text:p>
      <text:p text:style-name="P1">Sea lo que venga, confiaré en ti</text:p>
      <text:p text:style-name="P1">C <text:s text:c="3"/>G <text:s text:c="7"/>Dsus4 D <text:s/>G</text:p>
      <text:p text:style-name="P1">Alabaré en el ano---checer</text:p>
      <text:p text:style-name="P1"/>
      <text:p text:style-name="P1">Verso 2:</text:p>
      <text:p text:style-name="P1">Tu amor no tiene fin y Tú eres paciente</text:p>
      <text:p text:style-name="P1">Y bondadoso es tu corazón</text:p>
      <text:p text:style-name="P1">Por todo lo que has hecho yo sigo cantando</text:p>
      <text:p text:style-name="P1">10,000 razónes para alabar</text:p>
      <text:p text:style-name="P1"/>
      <text:p text:style-name="P1">Verso 3:</text:p>
      <text:p text:style-name="P1">y en ese día cuando ya no tenga fuerza</text:p>
      <text:p text:style-name="P1">y se acerque tu gloria</text:p>
      <text:p text:style-name="P1">Mi alma cantará de tu amor sin final</text:p>
      <text:p text:style-name="P1">10,000 años y para siempre má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2T20:36:55.569209311</meta:creation-date>
    <dc:date>2015-05-22T20:41:35.526634218</dc:date>
    <dc:creator>Washington Delgado</dc:creator>
    <meta:editing-duration>PT4M42S</meta:editing-duration>
    <meta:editing-cycles>1</meta:editing-cycles>
    <meta:document-statistic meta:table-count="0" meta:image-count="0" meta:object-count="0" meta:page-count="1" meta:paragraph-count="30" meta:word-count="144" meta:character-count="731" meta:non-whitespace-character-count="485"/>
    <meta:generator>LibreOffice/4.4.2.2$Linux_x86 LibreOffice_project/40m0$Build-2</meta:generator>
  </office:meta>
</office:document-meta>
</file>